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11cm" fo:min-width="1.40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011cm" fo:min-width="1.269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39cm" fo:min-width="1.58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783cm" fo:min-width="1.04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084cm" fo:min-width="1.469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02cm" fo:min-width="2.9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02cm" fo:min-width="2.548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471cm" fo:min-width="1.499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668cm" fo:min-width="1.05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3pt" style:font-size-asian="18pt" style:font-size-complex="18pt"/>
    </style:style>
    <style:style style:name="P4" style:family="paragraph">
      <loext:graphic-properties draw:fill="none" draw:fill-color="#ffffff"/>
    </style:style>
    <style:style style:name="T1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271cm" svg:y1="5.445cm" svg:x2="10.271cm" svg:y2="6.588cm">
          <text:p/>
        </draw:line>
        <draw:custom-shape draw:style-name="gr2" draw:text-style-name="P3" draw:layer="layout" svg:width="3.81cm" svg:height="2.921cm" svg:x="8.366cm" svg:y="6.715cm">
          <text:p text:style-name="P2"><text:span text:style-name="T1">Is there</text:span><text:span text:style-name="T1"><text:line-break/></text:span><text:span text:style-name="T1"> an error opening</text:span><text:span text:style-name="T1"><text:line-break/></text:span><text:span text:style-name="T1"> the fi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0.925cm" svg:height="0.962cm" svg:x="12.394cm" svg:y="7.223cm">
          <draw:text-box>
            <text:p>Y</text:p>
          </draw:text-box>
        </draw:frame>
        <draw:custom-shape draw:style-name="gr4" draw:text-style-name="P3" draw:layer="layout" svg:width="1.905cm" svg:height="1.397cm" svg:x="9.338cm" svg:y="3.921cm">
          <text:p text:style-name="P2"><text:span text:style-name="T1">T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302cm" svg:height="1.016cm" svg:x="13.319cm" svg:y="7.731cm">
          <text:p text:style-name="P2"><text:span text:style-name="T1">Print erro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1.651cm" svg:height="1.143cm" svg:x="14.335cm" svg:y="5.191cm">
          <text:p text:style-name="P2"><text:span text:style-name="T1">Ex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1.016cm" svg:height="1.089cm" svg:x="10.652cm" svg:y="9.69cm">
          <draw:text-box>
            <text:p>N</text:p>
          </draw:text-box>
        </draw:frame>
        <draw:custom-shape draw:style-name="gr8" draw:text-style-name="P3" xml:id="id2" draw:id="id2" draw:layer="layout" svg:width="3.937cm" svg:height="2.667cm" svg:x="8.239cm" svg:y="11.033cm">
          <text:p text:style-name="P2"><text:span text:style-name="T1">Is there an </text:span><text:span text:style-name="T1"><text:line-break/></text:span><text:span text:style-name="T1">error in the fi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xml:id="id1" draw:id="id1" draw:layer="layout" svg:x1="15.097cm" svg:y1="12.43cm" svg:x2="15.097cm" svg:y2="8.874cm">
          <text:p/>
        </draw:line>
        <draw:connector draw:style-name="gr9" draw:text-style-name="P2" draw:layer="layout" svg:x1="15.097cm" svg:y1="12.43cm" svg:x2="12.176cm" svg:y2="12.367cm" draw:start-shape="id1" draw:start-glue-point="2" draw:end-shape="id2" draw:end-glue-point="7" svg:d="M15097 12430h-1535v-63h-1386" svg:viewBox="0 0 2922 64">
          <text:p/>
        </draw:connector>
        <draw:custom-shape draw:style-name="gr10" draw:text-style-name="P3" draw:layer="layout" svg:width="3.429cm" svg:height="1.27cm" svg:x="8.62cm" svg:y="15.351cm">
          <text:p text:style-name="P2"><text:span text:style-name="T1">Getting statistics</text:span>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0.959cm" svg:height="1.016cm" svg:x="10.074cm" svg:y="13.827cm">
          <draw:text-box>
            <text:p>N</text:p>
          </draw:text-box>
        </draw:frame>
        <draw:custom-shape draw:style-name="gr10" draw:text-style-name="P3" draw:layer="layout" svg:width="3.429cm" svg:height="1.27cm" svg:x="8.366cm" svg:y="18.272cm">
          <text:p text:style-name="P2"><text:span text:style-name="T1">Get window siz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048cm" svg:height="1.27cm" svg:x="3.667cm" svg:y="18.272cm">
          <text:p text:style-name="P2"><text:span text:style-name="T1">Make graph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175cm" svg:height="1.143cm" svg:x="3.794cm" svg:y="15.859cm">
          <text:p text:style-name="P2"><text:span text:style-name="T1">Print graph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1.651cm" svg:height="1.016cm" svg:x="4.81cm" svg:y="13.7cm">
          <text:p text:style-name="P2"><text:span text:style-name="T1">Ex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2.43cm" svg:y1="8.112cm" svg:x2="13.573cm" svg:y2="8.112cm">
          <text:p/>
        </draw:line>
        <draw:line draw:style-name="gr1" draw:text-style-name="P1" draw:layer="layout" svg:x1="15.224cm" svg:y1="7.604cm" svg:x2="15.224cm" svg:y2="6.461cm">
          <text:p/>
        </draw:line>
        <draw:line draw:style-name="gr1" draw:text-style-name="P1" draw:layer="layout" svg:x1="10.271cm" svg:y1="9.763cm" svg:x2="10.271cm" svg:y2="10.906cm">
          <text:p/>
        </draw:line>
        <draw:line draw:style-name="gr1" draw:text-style-name="P1" draw:layer="layout" svg:x1="10.144cm" svg:y1="13.954cm" svg:x2="10.144cm" svg:y2="15.097cm">
          <text:p/>
        </draw:line>
        <draw:line draw:style-name="gr1" draw:text-style-name="P1" draw:layer="layout" svg:x1="10.144cm" svg:y1="16.875cm" svg:x2="10.144cm" svg:y2="18.018cm">
          <text:p/>
        </draw:line>
        <draw:line draw:style-name="gr1" draw:text-style-name="P1" draw:layer="layout" svg:x1="8.112cm" svg:y1="18.907cm" svg:x2="6.969cm" svg:y2="18.907cm">
          <text:p/>
        </draw:line>
        <draw:line draw:style-name="gr1" draw:text-style-name="P1" draw:layer="layout" svg:x1="5.445cm" svg:y1="18.145cm" svg:x2="5.445cm" svg:y2="17.002cm">
          <text:p/>
        </draw:line>
        <draw:line draw:style-name="gr1" draw:text-style-name="P1" draw:layer="layout" svg:x1="5.572cm" svg:y1="15.859cm" svg:x2="5.572cm" svg:y2="14.7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9T17:16:32.137851825</meta:creation-date>
    <dc:date>2016-03-09T18:03:23.193882316</dc:date>
    <meta:editing-duration>PT5M16S</meta:editing-duration>
    <meta:editing-cycles>3</meta:editing-cycles>
    <meta:generator>LibreOffice/5.0.5.2$Linux_X86_64 LibreOffice_project/00m0$Build-2</meta:generator>
    <meta:document-statistic meta:object-count="24"/>
  </office:meta>
</office:document-meta>
</file>